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P2">%#include AL/CCJU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 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CCJU/echeances/listeDroitsEcheancesAffilie#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5T08:20:23</dc:date>
    <meta:editing-cycles>40</meta:editing-cycles>
    <meta:editing-duration>PT14H36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0" meta:character-count="359"/>
  </office:meta>
</office:document-meta>
</file>